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82cm"/>
    </style:style>
    <style:style style:name="gr3" style:family="graphic" style:parent-style-name="standard">
      <style:graphic-properties draw:stroke="none" draw:fill="none" fo:min-height="2.202cm"/>
    </style:style>
    <style:style style:name="gr4" style:family="graphic" style:parent-style-name="standard">
      <style:graphic-properties draw:stroke="none" draw:fill="none" fo:min-height="7.922cm"/>
    </style:style>
    <style:style style:name="pr1" style:family="presentation" style:parent-style-name="knowit-template-subtitle">
      <style:graphic-properties draw:fill-color="#ffffff" fo:min-height="17.379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draw:auto-grow-height="true" fo:min-height="3.507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notes">
      <style:graphic-properties draw:fill-color="#ffffff" fo:min-height="12.322cm"/>
    </style:style>
    <style:style style:name="pr6" style:family="presentation" style:parent-style-name="knowit-template-title">
      <style:graphic-properties fo:min-height="3.256cm"/>
    </style:style>
    <style:style style:name="pr7" style:family="presentation" style:parent-style-name="knowit-template-title">
      <style:graphic-properties draw:fill-color="#ffffff" fo:min-height="3.256cm"/>
    </style:style>
    <style:style style:name="pr8" style:family="presentation" style:parent-style-name="knowit-template-outline1">
      <style:graphic-properties draw:fill-color="#ffffff" fo:min-height="13.61cm"/>
    </style:style>
    <style:style style:name="pr9" style:family="presentation" style:parent-style-name="knowit-template-title">
      <style:graphic-properties draw:fill-color="#ffffff" draw:auto-grow-height="true" fo:min-height="3.507cm"/>
    </style:style>
    <style:style style:name="P1" style:family="paragraph">
      <style:paragraph-properties fo:text-align="justify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text-properties fo:font-size="20pt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10" style:family="paragraph">
      <style:paragraph-properties fo:text-align="start"/>
    </style:style>
    <style:style style:name="P11" style:family="paragraph">
      <style:text-properties fo:font-size="31pt" style:font-size-asian="31pt" style:font-size-complex="31pt"/>
    </style:style>
    <style:style style:name="P12" style:family="paragraph">
      <style:paragraph-properties style:text-autospace="none"/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2pt" style:language-asian="zxx" style:country-asian="none" style:font-style-asian="normal" style:font-weight-asian="normal" style:font-family-complex="'DejaVu Sans'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7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8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9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0" style:family="text">
      <style:text-properties fo:color="#ff5e5e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1" style:family="text">
      <style:text-properties fo:font-size="31pt" style:font-size-asian="31pt" style:font-size-complex="31pt"/>
    </style:style>
    <style:style style:name="T12" style:family="text">
      <style:text-properties fo:color="#ff0000" fo:font-size="31pt" style:font-size-asian="31pt" style:font-size-complex="31pt"/>
    </style:style>
    <style:style style:name="T13" style:family="text">
      <style:text-properties fo:color="#000000" fo:font-size="31pt" style:font-size-asian="31pt" style:font-size-complex="31pt"/>
    </style:style>
    <style:style style:name="T14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5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6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>
        <office:forms form:automatic-focus="false" form:apply-design-mode="false"/>
        <draw:frame presentation:style-name="pr1" draw:text-style-name="P1" draw:layer="layout" svg:width="25.199cm" svg:height="17.379cm" svg:x="1.4cm" svg:y="1.27cm">
          <draw:text-box>
            <text:p><text:span text:style-name="T1">Recap from day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1T3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Variables</text:p>
          </draw:text-box>
        </draw:frame>
        <draw:frame presentation:style-name="pr4" draw:text-style-name="P3" draw:layer="layout" svg:width="12.296cm" svg:height="13.86cm" svg:x="1.4cm" svg:y="4.914cm" presentation:class="outline" presentation:user-transformed="true">
          <draw:text-box>
            <text:p text:style-name="P3">Scala:</text:p>
            <text:p text:style-name="P3"><text:span text:style-name="T2"/></text:p>
            <text:p text:style-name="P3"><text:span text:style-name="T3">val s = “Hello World”</text:span></text:p>
            <text:p text:style-name="P3"><text:span text:style-name="T3"/></text:p>
            <text:p text:style-name="P3"><text:span text:style-name="T3">var i = 1</text:span></text:p>
            <text:p text:style-name="P3"><text:span text:style-name="T3"/></text:p>
            <text:p text:style-name="P3"><text:span text:style-name="T3"/></text:p>
          </draw:text-box>
        </draw:frame>
        <draw:frame presentation:style-name="pr4" draw:text-style-name="P3" draw:layer="layout" svg:width="13.689cm" svg:height="13.86cm" svg:x="14.309cm" svg:y="4.914cm" presentation:class="outline" presentation:user-transformed="true">
          <draw:text-box>
            <text:p text:style-name="P3">Java:</text:p>
            <text:p text:style-name="P3"><text:span text:style-name="T2"/></text:p>
            <text:p text:style-name="P3"><text:span text:style-name="T3">public final String s = “Hello World”;</text:span></text:p>
            <text:p text:style-name="P3"><text:span text:style-name="T3"/></text:p>
            <text:p text:style-name="P3"><text:span text:style-name="T3">public int i = 1;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1T3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2">Methods</text:p>
          </draw:text-box>
        </draw:frame>
        <draw:frame presentation:style-name="pr4" draw:text-style-name="P3" draw:layer="layout" svg:width="12.296cm" svg:height="13.86cm" svg:x="1.4cm" svg:y="4.914cm" presentation:class="outline" presentation:user-transformed="true">
          <draw:text-box>
            <text:p text:style-name="P3">Scala:</text:p>
            <text:p text:style-name="P3"><text:span text:style-name="T2"/></text:p>
            <text:p text:style-name="P3"><text:span text:style-name="T2">def add(x: Int, y: Int): Int = {</text:span></text:p>
            <text:p text:style-name="P3"><text:span text:style-name="T2"><text:s text:c="4"/></text:span><text:span text:style-name="T2">x + y</text:span></text:p>
            <text:p text:style-name="P3"><text:span text:style-name="T2">}</text:span></text:p>
            <text:p text:style-name="P3"><text:span text:style-name="T4"/></text:p>
            <text:p text:style-name="P3"><text:span text:style-name="T2">def add(x: Int, y: Int) = x + y</text:span></text:p>
            <text:p text:style-name="P3"><text:span text:style-name="T2"/></text:p>
            <text:p text:style-name="P3"><text:span text:style-name="T2">def doSomething(text: String) {</text:span></text:p>
            <text:p text:style-name="P3"><text:span text:style-name="T2">}</text:span></text:p>
          </draw:text-box>
        </draw:frame>
        <draw:frame presentation:style-name="pr4" draw:text-style-name="P3" draw:layer="layout" svg:width="13.689cm" svg:height="13.86cm" svg:x="14.309cm" svg:y="4.914cm" presentation:class="outline" presentation:user-transformed="true">
          <draw:text-box>
            <text:p text:style-name="P3">Java:</text:p>
            <text:p text:style-name="P3"><text:span text:style-name="T2"/></text:p>
            <text:p text:style-name="P3"><text:span text:style-name="T2">public int add(int x, int y) {</text:span></text:p>
            <text:p text:style-name="P3"><text:span text:style-name="T2"><text:s text:c="4"/></text:span><text:span text:style-name="T2">return x + y;</text:span></text:p>
            <text:p text:style-name="P3"><text:span text:style-name="T2">}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public void doSometing(String text) {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3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2">Classes and constructor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3">Scala:</text:p>
            <text:p text:style-name="P3"><text:span text:style-name="T2"/></text:p>
            <text:p text:style-name="P3"><text:span text:style-name="T2">class Person(val name: String)</text:span></text:p>
          </draw:text-box>
        </draw:frame>
        <draw:frame presentation:style-name="pr8" draw:layer="layout" svg:width="12.296cm" svg:height="13.86cm" svg:x="14.311cm" svg:y="4.914cm" presentation:class="outline" presentation:user-transformed="true">
          <draw:text-box>
            <text:p text:style-name="P3">Java:</text:p>
            <text:p text:style-name="P3"><text:span text:style-name="T2"/></text:p>
            <text:p text:style-name="P3"><text:span text:style-name="T2">public class Person {</text:span></text:p>
            <text:p text:style-name="P5"><text:span text:style-name="T5">private final String name;</text:span></text:p>
            <text:p text:style-name="P5"><text:span text:style-name="T5">public Person(String name) {</text:span></text:p>
            <text:p text:style-name="P6"><text:span text:style-name="T5">this.name = name;</text:span></text:p>
            <text:p text:style-name="P5"><text:span text:style-name="T5">}</text:span></text:p>
            <text:p text:style-name="P5"><text:span text:style-name="T5">public String getName() {</text:span></text:p>
            <text:p text:style-name="P6"><text:span text:style-name="T5">return name;</text:span></text:p>
            <text:p text:style-name="P5"><text:span text:style-name="T5">}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1T3">
        <office:forms form:automatic-focus="false" form:apply-design-mode="false"/>
        <draw:frame presentation:style-name="pr9" draw:text-style-name="P2" draw:layer="layout" svg:width="25.199cm" svg:height="3.507cm" svg:x="1.4cm" svg:y="0.837cm" presentation:class="title" presentation:user-transformed="true">
          <draw:text-box>
            <text:p text:style-name="P2">Tuples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p text:style-name="P3">Scala:</text:p>
            <text:p text:style-name="P3"><text:span text:style-name="T2"/></text:p>
            <text:p text:style-name="P3"><text:span text:style-name="T2">val tuple: Tuple2[Int, String] = </text:span></text:p>
            <text:p text:style-name="P5"><text:span text:style-name="T5">(1, “foo”)</text:span></text:p>
            <text:p text:style-name="P5"><text:span text:style-name="T5"/></text:p>
            <text:p text:style-name="P3"><text:span text:style-name="T2">val quadruple = </text:span></text:p>
            <text:p text:style-name="P5"><text:span text:style-name="T5">(2, “bar”, 0.5d, false)</text:span></text:p>
          </draw:text-box>
        </draw:frame>
        <draw:frame presentation:style-name="pr8" draw:layer="layout" svg:width="13.629cm" svg:height="13.86cm" svg:x="14.311cm" svg:y="4.914cm" presentation:class="outline" presentation:user-transformed="true">
          <draw:text-box>
            <text:p text:style-name="P3">Java:</text:p>
            <text:p text:style-name="P3"><text:span text:style-name="T2"/></text:p>
            <text:p text:style-name="P3"><text:span text:style-name="T2">Pair&lt;Integer, String&gt; tuple = </text:span></text:p>
            <text:p text:style-name="P5"><text:span text:style-name="T5">new Pair&lt;Integer, String&gt;(1, “foo”)</text:span></text:p>
            <text:p text:style-name="P5"><text:span text:style-name="T5"/></text:p>
            <text:p text:style-name="P3"><text:span text:style-name="T2"/></text:p>
            <text:p text:style-name="P3"><text:span text:style-name="T2">... yeah right... ;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 Option type</text:p>
          </draw:text-box>
        </draw:frame>
        <draw:frame draw:style-name="gr2" draw:text-style-name="P9" draw:layer="layout" svg:width="22.225cm" svg:height="2.191cm" svg:x="2.54cm" svg:y="8.604cm">
          <draw:text-box>
            <text:p text:style-name="P8"><text:span text:style-name="T6">val</text:span><text:span text:style-name="T7"> </text:span><text:span text:style-name="T8">someOption</text:span><text:span text:style-name="T7">: </text:span><text:span text:style-name="T9">Option</text:span><text:span text:style-name="T7">[</text:span><text:span text:style-name="T9">String</text:span><text:span text:style-name="T7">] = </text:span><text:span text:style-name="T9">Some</text:span><text:span text:style-name="T7">(</text:span><text:span text:style-name="T10">"value"</text:span><text:span text:style-name="T7">)</text:span></text:p>
            <text:p text:style-name="P8"><text:span text:style-name="T6">val</text:span><text:span text:style-name="T7"> </text:span><text:span text:style-name="T8">noOption</text:span><text:span text:style-name="T7">: <text:s text:c="2"/></text:span><text:span text:style-name="T9">Option</text:span><text:span text:style-name="T7">[</text:span><text:span text:style-name="T9">String</text:span><text:span text:style-name="T7">] = </text:span><text:span text:style-name="T9">N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First class fun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10"/>
            <text:p text:style-name="P10"/>
            <text:p text:style-name="P10">val numbers = List(1, 2, 3, 4, 5)</text:p>
            <text:p text:style-name="P10"/>
            <text:p text:style-name="P10">numbers.filter(i =&gt; i &gt; 2)<text:tab/><text:tab/><text:tab/><text:tab/><text:tab/>// List(3, 4, 5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256cm" svg:x="3cm" svg:y="0.762cm" presentation:class="title" presentation:user-transformed="true">
          <draw:text-box>
            <text:p>Closures</text:p>
          </draw:text-box>
        </draw:frame>
        <draw:frame presentation:style-name="pr4" draw:text-style-name="P11" draw:layer="layout" svg:width="29.08cm" svg:height="13.86cm" svg:x="0.635cm" svg:y="4.555cm" presentation:class="outline" presentation:user-transformed="true">
          <draw:text-box>
            <text:p><text:span text:style-name="T11">val people = List(Person(“Alf”), Person(“Fredrik”))</text:span></text:p>
            <text:p><text:span text:style-name="T11"/></text:p>
            <text:p><text:span text:style-name="T11">val </text:span><text:span text:style-name="T12">name</text:span><text:span text:style-name="T11"> = “Fredrik”</text:span></text:p>
            <text:p><text:span text:style-name="T11"/></text:p>
            <text:p><text:span text:style-name="T11">people.filter(_.name == </text:span><text:span text:style-name="T12">name</text:span><text:span text:style-name="T13">) // Person(“</text:span><text:span text:style-name="T11">Fredrik”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3T19">
        <office:forms form:automatic-focus="false" form:apply-design-mode="false"/>
        <draw:frame draw:style-name="gr3" draw:text-style-name="P9" draw:layer="layout" svg:width="26.544cm" svg:height="7.041cm" svg:x="1.454cm" svg:y="7.295cm">
          <draw:text-box>
            <text:p text:style-name="P8"><text:span text:style-name="T7"><text:s text:c="2"/></text:span><text:span text:style-name="T7">val </text:span><text:span text:style-name="T8">myObject</text:span><text:span text:style-name="T7"> = ... </text:span></text:p>
            <text:p text:style-name="P8"><text:span text:style-name="T7"/></text:p>
            <text:p text:style-name="P8"><text:span text:style-name="T7"><text:s text:c="2"/></text:span><text:span text:style-name="T7">val </text:span><text:span text:style-name="T8">res</text:span><text:span text:style-name="T7"> = </text:span><text:span text:style-name="T8">myObject</text:span><text:span text:style-name="T7"> </text:span><text:span text:style-name="T6">match</text:span><text:span text:style-name="T7"> {</text:span></text:p>
            <text:p text:style-name="P8"><text:span text:style-name="T7"><text:s text:c="4"/></text:span><text:span text:style-name="T6">case</text:span><text:span text:style-name="T7"> </text:span><text:span text:style-name="T8">i</text:span><text:span text:style-name="T7">: </text:span><text:span text:style-name="T9">Int </text:span><text:span text:style-name="T14">if </text:span><text:span text:style-name="T8">i</text:span><text:span text:style-name="T14"> == 1 </text:span><text:span text:style-name="T7">=&gt; </text:span><text:span text:style-name="T10">"Found an int which is 1"</text:span></text:p>
            <text:p text:style-name="P8"><text:span text:style-name="T7"><text:s text:c="4"/></text:span><text:span text:style-name="T6">case</text:span><text:span text:style-name="T7"> </text:span><text:span text:style-name="T8">s</text:span><text:span text:style-name="T7">: </text:span><text:span text:style-name="T9">String</text:span><text:span text:style-name="T7"> =&gt; </text:span><text:span text:style-name="T10">"Found a String"</text:span></text:p>
            <text:p text:style-name="P8"><text:span text:style-name="T7"><text:s text:c="4"/></text:span><text:span text:style-name="T6">case</text:span><text:span text:style-name="T7"> </text:span><text:span text:style-name="T8">other</text:span><text:span text:style-name="T7"> =&gt; </text:span><text:span text:style-name="T14">error</text:span><text:span text:style-name="T7">(</text:span><text:span text:style-name="T10">"Unknown " </text:span><text:span text:style-name="T7">+ </text:span><text:span text:style-name="T8">other</text:span><text:span text:style-name="T7">)</text:span></text:p>
            <text:p text:style-name="P8"><text:span text:style-name="T7"><text:s text:c="2"/></text:span><text:span text:style-name="T7">}</text:span></text:p>
          </draw:text-box>
        </draw:frame>
        <draw:frame presentation:style-name="pr3" draw:layer="layout" svg:width="25.199cm" svg:height="3.507cm" svg:x="1.4cm" svg:y="0.837cm" presentation:class="title">
          <draw:text-box>
            <text:p>Pattern matching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3T19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raits</text:p>
          </draw:text-box>
        </draw:frame>
        <draw:frame draw:style-name="gr4" draw:text-style-name="P12" draw:layer="layout" svg:width="29.845cm" svg:height="8.172cm" svg:x="0.635cm" svg:y="6.985cm">
          <draw:text-box>
            <text:p text:style-name="P8"><text:span text:style-name="T7">trait Ordered[A] {</text:span></text:p>
            <text:p text:style-name="P8"><text:span text:style-name="T15"><text:s text:c="2"/></text:span><text:span text:style-name="T15">def compare(that: A): Int</text:span></text:p>
            <text:p text:style-name="P8"><text:span text:style-name="T15"/></text:p>
            <text:p text:style-name="P8"><text:span text:style-name="T7"><text:s text:c="2"/></text:span><text:span text:style-name="T7">def &lt; <text:s/>(that: A): Boolean = (</text:span><text:span text:style-name="T16">this</text:span><text:span text:style-name="T7"> compare that) &lt; <text:s/>0</text:span></text:p>
            <text:p text:style-name="P8"><text:span text:style-name="T7"><text:s text:c="2"/></text:span><text:span text:style-name="T7">def &gt; <text:s/>(that: A): Boolean = (</text:span><text:span text:style-name="T16">this</text:span><text:span text:style-name="T7"> compare that) &gt; <text:s/>0</text:span></text:p>
            <text:p text:style-name="P8"><text:span text:style-name="T7"><text:s text:c="2"/></text:span><text:span text:style-name="T7">def &lt;= (that: A): Boolean = (</text:span><text:span text:style-name="T16">this</text:span><text:span text:style-name="T7"> compare that) &lt;= 0</text:span></text:p>
            <text:p text:style-name="P8"><text:span text:style-name="T7"><text:s text:c="2"/></text:span><text:span text:style-name="T7">def &gt;= (that: A): Boolean = (</text:span><text:span text:style-name="T16">this</text:span><text:span text:style-name="T7"> compare that) &gt;= 0</text:span></text:p>
            <text:p text:style-name="P8"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days schedul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igher order functions</text:p>
              </text:list-item>
              <text:list-item>
                <text:p>Implicit conversions</text:p>
              </text:list-item>
              <text:list-item>
                <text:p>XML support</text:p>
              </text:list-item>
              <text:list-item>
                <text:p>Task: The Quiz ga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9T13:11:59</meta:creation-date>
    <meta:editing-duration>PT01H22M33S</meta:editing-duration>
    <meta:editing-cycles>19</meta:editing-cycles>
    <meta:generator>OpenOffice.org/3.1$Unix OpenOffice.org_project/310m19$Build-9420</meta:generator>
    <meta:initial-creator>Fredrik Vraalsen</meta:initial-creator>
    <dc:date>2009-12-05T14:50:32</dc:date>
    <dc:creator>Alf Kristian Støyle</dc:creator>
    <meta:document-statistic meta:object-count="69"/>
  </office:meta>
</office:document-meta>
</file>